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afb" officeooo:paragraph-rsid="000e1afb"/>
    </style:style>
    <style:style style:name="P2" style:family="paragraph" style:parent-style-name="Standard">
      <style:text-properties officeooo:rsid="000e9037" officeooo:paragraph-rsid="000e9037"/>
    </style:style>
    <style:style style:name="P3" style:family="paragraph" style:parent-style-name="Standard">
      <style:text-properties officeooo:rsid="000fecb8" officeooo:paragraph-rsid="000fecb8"/>
    </style:style>
    <style:style style:name="P4" style:family="paragraph" style:parent-style-name="Standard">
      <style:text-properties officeooo:rsid="001108fa" officeooo:paragraph-rsid="001108fa"/>
    </style:style>
    <style:style style:name="P5" style:family="paragraph" style:parent-style-name="Standard">
      <style:text-properties officeooo:rsid="00124bc2" officeooo:paragraph-rsid="00124bc2"/>
    </style:style>
    <style:style style:name="P6" style:family="paragraph" style:parent-style-name="Standard">
      <style:text-properties officeooo:rsid="0013d21a" officeooo:paragraph-rsid="0013d21a"/>
    </style:style>
    <style:style style:name="P7" style:family="paragraph" style:parent-style-name="Standard">
      <style:text-properties officeooo:rsid="0013e86e" officeooo:paragraph-rsid="0013e86e"/>
    </style:style>
    <style:style style:name="P8" style:family="paragraph" style:parent-style-name="Standard">
      <style:text-properties officeooo:rsid="0016b814" officeooo:paragraph-rsid="0016b814"/>
    </style:style>
    <style:style style:name="P9" style:family="paragraph" style:parent-style-name="Standard">
      <style:paragraph-properties fo:padding="0.074cm" fo:border-left="none" fo:border-right="none" fo:border-top="none" fo:border-bottom="0.06pt solid #000000" style:join-border="false"/>
      <style:text-properties officeooo:rsid="000e1afb" officeooo:paragraph-rsid="000e1afb"/>
    </style:style>
    <style:style style:name="P10" style:family="paragraph" style:parent-style-name="Standard">
      <style:paragraph-properties fo:padding="0.074cm" fo:border-left="none" fo:border-right="none" fo:border-top="none" fo:border-bottom="0.06pt solid #000000" style:join-border="false"/>
      <style:text-properties officeooo:rsid="00124bc2" officeooo:paragraph-rsid="00124bc2"/>
    </style:style>
    <style:style style:name="P11" style:family="paragraph" style:parent-style-name="Standard">
      <style:paragraph-properties fo:padding="0.074cm" fo:border-left="none" fo:border-right="none" fo:border-top="none" fo:border-bottom="0.06pt solid #000000" style:join-border="false"/>
      <style:text-properties officeooo:rsid="000e9037" officeooo:paragraph-rsid="000e9037"/>
    </style:style>
    <style:style style:name="P12" style:family="paragraph" style:parent-style-name="Standard">
      <style:paragraph-properties fo:padding="0.074cm" fo:border-left="none" fo:border-right="none" fo:border-top="none" fo:border-bottom="0.06pt solid #000000" style:join-border="false"/>
      <style:text-properties officeooo:rsid="0013e86e" officeooo:paragraph-rsid="0013e86e"/>
    </style:style>
    <style:style style:name="T1" style:family="text">
      <style:text-properties officeooo:rsid="000e9037"/>
    </style:style>
    <style:style style:name="T2" style:family="text">
      <style:text-properties officeooo:rsid="001108fa"/>
    </style:style>
    <style:style style:name="T3" style:family="text">
      <style:text-properties officeooo:rsid="00124bc2"/>
    </style:style>
    <style:style style:name="T4" style:family="text">
      <style:text-properties officeooo:rsid="0013d2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for Good </text:p>
      <text:p text:style-name="P1">House of Friendship </text:p>
      <text:p text:style-name="P9">June 1 2019</text:p>
      <text:p text:style-name="P1"/>
      <text:p text:style-name="P1"/>
      <text:p text:style-name="P3">Amy:</text:p>
      <text:p text:style-name="P1">1. Serve more than 42K of all ages over KW region</text:p>
      <text:p text:style-name="P1">2. Emergency food hamper program – guelph street</text:p>
      <text:p text:style-name="P1">3. The food bank in waterloo gives to only partner organizations. HoF is largest distributor</text:p>
      <text:p text:style-name="P1">4. Have Men’s Shelter</text:p>
      <text:p text:style-name="P1">5. Generally only infdividuals not families</text:p>
      <text:p text:style-name="P1">6. Housing first model. Have affordable housing too</text:p>
      <text:p text:style-name="P1">7. Largest provider of addiciton services.</text:p>
      <text:p text:style-name="P1">8. Believe strongly that can change odds for children living in poverty. Have outreach program – 16 – connect with families &lt; 17 years old. Connect to resources, camps, preventative, mental health resources. Living in poverty can have life long affects. Have 4 community centers – free for neighborhood. All working on developing competency to manuever through difficult situations, poverty</text:p>
      <text:p text:style-name="P1">9. <text:span text:style-name="T1">Funding – have huge donor base (committed &amp; growing), programs through KW region, city funded, housing anre region funded, addiction was previously health ministry funded, try to get bigger grants now rather than smaller ones (Trillum 750K took 3 years)</text:span></text:p>
      <text:p text:style-name="P2">10. Rapid Access Addiction clinics. St. Mary’s hospital also moved themselves to HoF. For addiciton programs, government is sole funder.</text:p>
      <text:p text:style-name="P2">11. 3 biggest challenges. (1) opiod crisis (as said by homeless shelter volunteers). Saved 47 lives using medication is last quarter. In first part of 2019 there were 33 overdoses. Team is now turning into first responders which is new for them. There is never enough funding for addictions. It is a massice medical problem. (2) Need candidates able to work with addiction. Need new ways to find skilled staff / build up skills.</text:p>
      <text:p text:style-name="P2">12. Used to have a person specifically for wtriting grants. But no longer because trying to be more speciifc</text:p>
      <text:p text:style-name="P2"/>
      <text:p text:style-name="P11"/>
      <text:p text:style-name="P2"/>
      <text:p text:style-name="P3"/>
      <text:p text:style-name="P3">Jenniffer: </text:p>
      <text:p text:style-name="P3">1. Regular 0 work regularly at centers, shelter, emergency food hampers, - 50% of of hours at emergency food program are volunteers</text:p>
      <text:p text:style-name="P3">2. Occasional volunteers- Biggest number are from chirstmas hamper programs (1200 volunteers over month of December)</text:p>
      <text:p text:style-name="P3">3. Recruting for Python. How to text people that hamper is coming. Needs someone for 3-4 hours.</text:p>
      <text:p text:style-name="P3">4. Goal:</text:p>
      <text:p text:style-name="P3">a. Want to know how to serve volunteers better. Need insights into who volunteers are, what they’re about, can develop good relationships with them, support them, make informed decisions around retention, engagement recutiment.</text:p>
      <text:p text:style-name="P3">b. Understand more about our volutneers. Ages, negihbourhoods.</text:p>
      <text:p text:style-name="P3"><text:tab/>- maybe show a map</text:p>
      <text:p text:style-name="P3">c. How and where can we attract more volutneers? Which negihbourhoods have few or more volutneers?</text:p>
      <text:p text:style-name="P3"><text:soft-page-break/>d. How to keep volunteers engaged? Longer serving volutneers where do they mostly work?</text:p>
      <text:p text:style-name="P3">e. What happens first? Donation / volunteering? How to convert to donor? </text:p>
      <text:p text:style-name="P3"/>
      <text:p text:style-name="P3">5. Recruitment – social media, word of mouth. Website</text:p>
      <text:p text:style-name="P3">6. <text:span text:style-name="T2">How many people manage volunteers? Probably 10. Each program area has a program coordinator that manages about 20 volunteers there. This coordinator is paid staff. Only part of their job is to manage volunteers. </text:span></text:p>
      <text:p text:style-name="P4">7. About 20 volunteer positions. So they are held accountable. We don’t know who is a community center volunteer vs food hamper colunteer. </text:p>
      <text:p text:style-name="P4">8. Although they have job descriptions, sometimes people just ask what can I do and they create a job description for htem. Although majority of staff falls into regular jobs .</text:p>
      <text:p text:style-name="P4">9. When recruiting do you give prioirty to regular volunteers? Yes, they get more attention. They get bi-monthly emails. Occasionals get emails every other month.</text:p>
      <text:p text:style-name="P4">10. Recruitment cycle: Depends on position. Each position has a risk assessment done with it. A police check could take longer. Group training session could take longer. At shelters it’s 2 months. For food program, then just interview / check references – orientations and just start. Some people have court ordered hours, high school hours,</text:p>
      <text:p text:style-name="P4">11. Regular volutneers “officially” quit with an end date. IF an occasional volunteers doesn’t come in for 2 years, their file is archived.</text:p>
      <text:p text:style-name="P4">12. Common reasons to not be able to volunteer: for regualr volutners (moving, found full time job, employment changed). Some of them are still kept in db but would be open to volutneering in christmad as an occasional. For occasional volunteers</text:p>
      <text:p text:style-name="P4">13. How do the volunteers commute to the shelters? They use their own car / transit</text:p>
      <text:p text:style-name="P4">14. Is there a way to filter volunteer applicants? Yes. They interview everyone, find out hteir why, is this the opportunity that will achieve their goals, check references.</text:p>
      <text:p text:style-name="P4">15. Happy to take people from any geogtaphic location. But operations are all in the regions of Waterloo. Can even engage remotely sometimes.</text:p>
      <text:p text:style-name="P4">16. Most volutneers have a aprticular role they are filling, especially regular volunteers.</text:p>
      <text:p text:style-name="P5">17. Volunteers younger than 15 are not generally asked to sign up. For food volunteers, everyone delivering in pairs, and each of them has to be at least 15.</text:p>
      <text:p text:style-name="P5">18. Do people grow? Yes. Regular volunteers also volunteer for special events. In this case they are cateogrized as a regular volunteer.</text:p>
      <text:p text:style-name="P5">19. How do you decide if someone is regular / occasional?</text:p>
      <text:p text:style-name="P5">20. Do you do personality assessments in screening? Yes, they are part of their questionss. Not quantfied. Team players etc</text:p>
      <text:p text:style-name="P5">21. Every other yearhave staff surveys. Do I feel respected. Do I feel valued. How do I like to be communicated with. Do you have the training you need?</text:p>
      <text:p text:style-name="P5">22. These are structure interviews. They call a partciular person. </text:p>
      <text:p text:style-name="P4"><text:span text:style-name="T3">23.</text:span> What is the ideal number of volunteers? - <text:span text:style-name="T3">Coordinators have a number in mind. We don’t know it. They always need 5-10 every week though.</text:span></text:p>
      <text:p text:style-name="P5">24. At end of volutneering, starting to talk about impact htey have</text:p>
      <text:p text:style-name="P10"/>
      <text:p text:style-name="P5"/>
      <text:p text:style-name="P5">Matt</text:p>
      <text:p text:style-name="P5">1. Data usually given when volunteers are applying</text:p>
      <text:p text:style-name="P5">2. unknown data vs someone saying don’t know vs them just not entering it.</text:p>
      <text:p text:style-name="P5">3. <text:span text:style-name="T4">About 25% of volunteers turned out to be donors</text:span></text:p>
      <text:p text:style-name="P6">4. Are minorites mroe likely to stay as volunteers or to be donors?</text:p>
      <text:p text:style-name="P6">5. Do low income people volunteer or donate more often?</text:p>
      <text:p text:style-name="P7"><text:soft-page-break/>6. </text:p>
      <text:p text:style-name="P5"/>
      <text:p text:style-name="P4">16.</text:p>
      <text:p text:style-name="P4"/>
      <text:p text:style-name="P5">Ideas: </text:p>
      <text:p text:style-name="P5">1. Map of neihgbourhood where are the volunteers?</text:p>
      <text:p text:style-name="P5">2. Scatter plots / line plits of longevity of volutneering vs nrihgbourhood, age, etc</text:p>
      <text:p text:style-name="P5">3. some way to quantify impact they had.</text:p>
      <text:p text:style-name="P5">4. They want to regonize htem in a way that considers what they’ve done. (Maybe use latest data more).</text:p>
      <text:p text:style-name="P5">5. Quantify number of man hours each program is taking from volunteers</text:p>
      <text:p text:style-name="P7">6. Create pie chart of each geogrpahical location.</text:p>
      <text:p text:style-name="P7"><text:tab/>- expand that into demographs etc. </text:p>
      <text:p text:style-name="P7">7. If you live in an area with low income do you occur more often?</text:p>
      <text:p text:style-name="P12"/>
      <text:p text:style-name="P8">Katie: </text:p>
      <text:p text:style-name="P8">1. Current characterisitcs of volunteers in database</text:p>
      <text:p text:style-name="P8"><text:tab/>- pie charts of ages, median</text:p>
      <text:p text:style-name="P8"/>
      <text:p text:style-name="P8">2. data cleaning</text:p>
      <text:p text:style-name="P8">- imputing, removing variables</text:p>
      <text:p text:style-name="P8"/>
      <text:p text:style-name="P8">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09:35:40.583693525</meta:creation-date>
    <dc:date>2019-06-01T14:23:41.709084081</dc:date>
    <meta:editing-duration>PT2H24M30S</meta:editing-duration>
    <meta:editing-cycles>3</meta:editing-cycles>
    <meta:generator>LibreOffice/5.1.6.2$Linux_X86_64 LibreOffice_project/10m0$Build-2</meta:generator>
    <meta:document-statistic meta:table-count="0" meta:image-count="0" meta:object-count="0" meta:page-count="3" meta:paragraph-count="70" meta:word-count="1073" meta:character-count="6443" meta:non-whitespace-character-count="5419"/>
  </office:meta>
</office:document-meta>
</file>